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1b6f7" officeooo:paragraph-rsid="0001b6f7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officeooo:rsid="0001b6f7" officeooo:paragraph-rsid="0001b6f7" style:font-weight-asian="bold" style:font-weight-complex="bold"/>
    </style:style>
    <style:style style:name="P3" style:family="paragraph" style:parent-style-name="Header">
      <style:text-properties fo:font-weight="normal" officeooo:rsid="0001b6f7" officeooo:paragraph-rsid="0001b6f7" style:font-weight-asian="normal" style:font-weight-complex="normal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40pt" officeooo:rsid="0001b6f7" officeooo:paragraph-rsid="0001b6f7" style:font-size-asian="35pt" style:font-size-complex="40pt"/>
    </style:style>
    <style:style style:name="P6" style:family="paragraph" style:parent-style-name="Standard">
      <style:paragraph-properties fo:text-align="center" style:justify-single-word="false"/>
      <style:text-properties fo:font-size="60pt" fo:font-weight="bold" officeooo:rsid="0001b6f7" officeooo:paragraph-rsid="0001b6f7" style:font-size-asian="60pt" style:font-weight-asian="bold" style:font-size-complex="6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style="italic" officeooo:rsid="0001b6f7" officeooo:paragraph-rsid="0001b6f7" style:font-size-asian="10.5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12f360" officeooo:paragraph-rsid="0001be5b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normal" officeooo:rsid="001d75aa" officeooo:paragraph-rsid="001d75aa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223b52" officeooo:paragraph-rsid="00223b52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276bac" officeooo:paragraph-rsid="00276bac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normal" officeooo:rsid="002b29a7" officeooo:paragraph-rsid="002b29a7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normal" officeooo:rsid="002d01da" officeooo:paragraph-rsid="002d01da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bold" officeooo:rsid="001d75aa" officeooo:paragraph-rsid="001d75aa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bold" officeooo:rsid="002b29a7" officeooo:paragraph-rsid="002b29a7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style="italic" fo:font-weight="normal" officeooo:rsid="001e50e7" officeooo:paragraph-rsid="001e50e7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style="italic" fo:font-weight="normal" officeooo:rsid="002b29a7" officeooo:paragraph-rsid="002b29a7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style="italic" fo:font-weight="normal" officeooo:rsid="002b5e4f" officeooo:paragraph-rsid="002b5e4f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style="italic" fo:font-weight="normal" officeooo:rsid="002d01da" officeooo:paragraph-rsid="002d01da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fo:font-style="italic" fo:font-weight="bold" officeooo:rsid="002d01da" officeooo:paragraph-rsid="002d01da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Header">
      <style:text-properties fo:font-weight="normal" officeooo:rsid="0032722c" officeooo:paragraph-rsid="0032722c" style:font-weight-asian="normal" style:font-weight-complex="normal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fo:font-size="40pt" officeooo:rsid="0001b6f7" officeooo:paragraph-rsid="0001b6f7" style:font-size-asian="35pt" style:font-size-complex="40pt"/>
    </style:style>
    <style:style style:name="P23" style:family="paragraph" style:parent-style-name="Standard" style:master-page-name="Standard">
      <style:paragraph-properties fo:text-align="start" style:justify-single-word="false" style:page-number="1" fo:break-before="page"/>
      <style:text-properties fo:font-size="12pt" fo:font-style="normal" fo:font-weight="normal" officeooo:rsid="0001be5b" officeooo:paragraph-rsid="0001be5b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e50e7" officeooo:paragraph-rsid="001e50e7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1e50e7" officeooo:paragraph-rsid="0021be4a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style="italic" fo:font-weight="normal" officeooo:rsid="0021be4a" officeooo:paragraph-rsid="0021be4a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276bac" officeooo:paragraph-rsid="00276bac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293602" officeooo:paragraph-rsid="00293602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2b29a7" officeooo:paragraph-rsid="002b29a7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2d01da" officeooo:paragraph-rsid="002d01da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officeooo:rsid="002d01da" officeooo:paragraph-rsid="0001be5b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italic" fo:font-weight="normal" officeooo:rsid="002d01da" officeooo:paragraph-rsid="0032722c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2d01da" officeooo:paragraph-rsid="0001be5b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bold" officeooo:rsid="002d01da" officeooo:paragraph-rsid="0001be5b" style:font-size-asian="10.5pt" style:font-style-asian="italic" style:font-weight-asian="bold" style:font-size-complex="12pt" style:font-style-complex="italic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40pt" fo:font-style="italic" officeooo:rsid="0032722c" officeooo:paragraph-rsid="0032722c" style:font-size-asian="35pt" style:font-style-asian="italic" style:font-size-complex="40pt" style:font-style-complex="italic"/>
    </style:style>
    <style:style style:name="P36" style:family="paragraph" style:parent-style-name="Standard" style:list-style-name="L3">
      <style:paragraph-properties fo:margin-left="0.5in" fo:margin-right="0in" fo:text-align="start" style:justify-single-word="false" fo:text-indent="0in" style:auto-text-indent="false"/>
      <style:text-properties fo:font-size="12pt" fo:font-style="italic" fo:font-weight="normal" officeooo:rsid="002b5e4f" officeooo:paragraph-rsid="002b5e4f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 style:list-style-name="L3">
      <style:paragraph-properties fo:margin-left="0.5in" fo:margin-right="0in" fo:text-align="start" style:justify-single-word="false" fo:text-indent="0in" style:auto-text-indent="false"/>
      <style:text-properties fo:font-size="12pt" fo:font-style="italic" fo:font-weight="normal" officeooo:rsid="002d01da" officeooo:paragraph-rsid="002d01da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style="italic" fo:font-weight="normal" officeooo:rsid="002d01da" officeooo:paragraph-rsid="0032722c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style="italic" fo:font-weight="normal" officeooo:rsid="002d01da" officeooo:paragraph-rsid="0001be5b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202179"/>
    </style:style>
    <style:style style:name="T2" style:family="text">
      <style:text-properties officeooo:rsid="002b5e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de9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5"/>
      <text:p text:style-name="P5"/>
      <text:p text:style-name="P5"/>
      <text:p text:style-name="P5"/>
      <text:p text:style-name="P6">SAMS Project</text:p>
      <text:p text:style-name="P35">Software Maintenance Plan</text:p>
      <text:p text:style-name="P7">Thomas Travers</text:p>
      <text:p text:style-name="P7">Grantham University</text:p>
      <text:p text:style-name="P7">CS406</text:p>
      <text:p text:style-name="P23"/>
      <text:p text:style-name="P31"/>
      <text:p text:style-name="P34">I.Description of Software Maintenance</text:p>
      <text:p text:style-name="P31"></text:p>
      <text:p text:style-name="P31">Software maintenance is modifying a software system or component after delivery to correct faults, improve performance, add new capabilities, or adapt to a changed environment. (IEEE Standard 610.12-1991)</text:p>
      <text:p text:style-name="P31"></text:p>
      <text:p text:style-name="P31">Software maintenance is very important for keeping a project fully functional in an ever evolving world and changing environment. <text:s/>Some software systems are supported decades after release making them legacy software. <text:s/>These software systems must undergo changes to make them compatible with newer hardware, operating systems, and associated components. <text:s/></text:p>
      <text:p text:style-name="P31"></text:p>
      <text:p text:style-name="P31"><text:span text:style-name="T3">II.Factors that Mandate Change</text:span></text:p>
      <text:p text:style-name="P31"></text:p>
      <text:p text:style-name="P31">We will mandate change when we need</text:p>
      <text:list xml:id="list3380270794" text:style-name="L4">
        <text:list-item>
          <text:p text:style-name="P33">Bug Fixes</text:p>
        </text:list-item>
        <text:list-item>
          <text:p text:style-name="P33">There is a change in operating environment</text:p>
        </text:list-item>
        <text:list-item>
          <text:p text:style-name="P33">Change in government policies and regulations</text:p>
        </text:list-item>
        <text:list-item>
          <text:p text:style-name="P33">Change in business procedures</text:p>
        </text:list-item>
        <text:list-item>
          <text:p text:style-name="P33">Changes to prevent future problems</text:p>
        </text:list-item>
      </text:list>
      <text:p text:style-name="P31"></text:p>
      <text:p text:style-name="P31"><text:span text:style-name="T3">III.Maintenance Process Models</text:span></text:p>
      <text:p text:style-name="P31"></text:p>
      <text:p text:style-name="P31">The IEEE process model would be best suited for this type of project. <text:s/>Here are the phases of the model...</text:p>
      <text:p text:style-name="P31">Problem Identification / Classification, Analysis, Design, Implementation, Regression / System Testing / Acceptance Testing, and Delivery. <text:s/>This process model can fit in nicely with our agile techniques and allow us to continuously maintain our project in an efficient manner ensuring quality code along the way.</text:p>
      <text:p text:style-name="P31"></text:p>
      <text:p text:style-name="P31"><text:span text:style-name="T3">IV.Types of Software Maintenance</text:span></text:p>
      <text:p text:style-name="P31"></text:p>
      <text:p text:style-name="P31">This project will employ Corrective maintenance, adaptive maintenance, perfective maintenance, and emergency maintenance. <text:s/>All of these types of maintenance are crucial to providing a smooth and functional experience to all users of the finished product as well as protect their user data.</text:p>
      <text:p text:style-name="P31"></text:p>
      <text:p text:style-name="P31"></text:p>
      <text:p text:style-name="P31"></text:p>
      <text:p text:style-name="P31"><text:span text:style-name="T3">V.Software Reverse Engineering</text:span></text:p>
      <text:p text:style-name="P31"></text:p>
      <text:p text:style-name="P31"><text:soft-page-break/>Software reverse engineering is a process that converts the code to recover the design, specification, and a problem statement (Kung, 2013). <text:s/>This could be useful in examining 3rd party components and designing better integration tools to work with them. <text:s/>The better we understand them, the better the system as a whole can be.</text:p>
      <text:p text:style-name="P31"></text:p>
      <text:p text:style-name="P31"></text:p>
      <text:p text:style-name="P31"></text:p>
      <text:p text:style-name="P31"><text:span text:style-name="T3">VI.Software reengineering</text:span></text:p>
      <text:p text:style-name="P31"></text:p>
      <text:p text:style-name="P31">Software reengineering is a process that restructures a software system or component to improve certain aspects of the software (Kung, 2013). <text:s/>As stated in the previous section, this will be useful in developing better integration with third party components of the system.</text:p>
      <text:p text:style-name="P31"></text:p>
      <text:p text:style-name="P31"><text:span text:style-name="T3">Sources:</text:span></text:p>
      <text:p text:style-name="P31"/>
      <text:p text:style-name="P32">610.12 (H)-1990 - IEEE Standard Glossary of Software Engineering Terminology (HyperCard Stack). </text:p>
      <text:p text:style-name="P38">(n.d.). Retrieved August 03, 2020, from https://standards.ieee.org/standard/610_12(H)-1990.html</text:p>
      <text:p text:style-name="P31"/>
      <text:p text:style-name="P32">Kung, David. (2013). Object-Oriented Software Engineering: An Agile Unified Methodology (1st ed). </text:p>
      <text:p text:style-name="P38">New York, NY: McGraw-Hill Education</text:p>
      <text:p text:style-name="P39">ISBN: 9781264056149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officeooo:rsid="0001b6f7" officeooo:paragraph-rsid="0001b6f7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officeooo:rsid="0001b6f7" officeooo:paragraph-rsid="0001b6f7" style:font-weight-asian="bold" style:font-weight-complex="bold"/>
    </style:style>
    <style:style style:name="MP3" style:family="paragraph" style:parent-style-name="Header">
      <style:text-properties fo:font-weight="normal" officeooo:rsid="0032722c" officeooo:paragraph-rsid="0032722c" style:font-weight-asian="normal" style:font-weight-complex="normal"/>
    </style:style>
    <style:style style:name="MP4" style:family="paragraph" style:parent-style-name="Header">
      <style:text-properties fo:font-weight="normal" officeooo:rsid="0001b6f7" officeooo:paragraph-rsid="0001b6f7" style:font-weight-asian="normal" style:font-weight-complex="normal"/>
    </style:style>
    <style:style style:name="MP5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MS Project</text:p>
        <text:p text:style-name="MP2">Thomas Travers</text:p>
        <text:p text:style-name="MP3">Software Maintenance Plan</text:p>
        <text:p text:style-name="MP4">___________________________________________________________________________________</text:p>
      </style:header>
      <style:footer>
        <text:p text:style-name="MP5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0.2$Linux_X86_64 LibreOffice_project/00$Build-2</meta:generator>
    <dc:date>2020-08-03T16:58:41.406766779</dc:date>
    <meta:editing-duration>PT6H18M16S</meta:editing-duration>
    <meta:editing-cycles>16</meta:editing-cycles>
    <meta:document-statistic meta:table-count="0" meta:image-count="0" meta:object-count="0" meta:page-count="4" meta:paragraph-count="52" meta:word-count="393" meta:character-count="2850" meta:non-whitespace-character-count="2445"/>
  </office:meta>
</office:document-meta>
</file>